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47a4" officeooo:paragraph-rsid="001b47a4"/>
    </style:style>
    <style:style style:name="P2" style:family="paragraph" style:parent-style-name="Standard" style:list-style-name="L1">
      <style:text-properties officeooo:rsid="001b47a4" officeooo:paragraph-rsid="001b47a4"/>
    </style:style>
    <style:style style:name="P3" style:family="paragraph" style:parent-style-name="Standard">
      <style:text-properties officeooo:rsid="001c048d" officeooo:paragraph-rsid="001c048d"/>
    </style:style>
    <style:style style:name="T1" style:family="text">
      <style:text-properties officeooo:rsid="001b47a4"/>
    </style:style>
    <style:style style:name="T2" style:family="text">
      <style:text-properties officeooo:rsid="001c0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im la situació descrita a l'enunciat de les Cases de Colònies.</text:p>
      <text:p text:style-name="P1">Es tractaria de fer una aplicació d'escriptori que es connectés a la base de dades descrita i fes el manteniment d'alguna de les taules ja que d'altres suposarem que ja estan mantingudes d'alguna manera que a nosaltres ens és extern.</text:p>
      <text:p text:style-name="P1"/>
      <text:p text:style-name="P1">El SGBD serà MySql, ens connectarem a ella per mitjà d'un controlador .NET per a MySql, la nostra solució estarà dividida en 3 projectes, és a dir, en 3 capes: la de presentació, la de negoci i la de dades. <text:span text:style-name="T2">En la capa de dades es faran només consultes preparades, de les quals alguna estarà <text:s/>en un procediment emmagatzemat (a escollir per vosaltres).</text:span></text:p>
      <text:p text:style-name="P1"/>
      <text:p text:style-name="P1">La nostra aplicació res més entrar ens farà validar. L'usuari serà el DNI i el password serà l'email.</text:p>
      <text:p text:style-name="P1">Tenim 3 possibles rols:</text:p>
      <text:list xml:id="list5222519597855250873" text:style-name="L1">
        <text:list-item>
          <text:p text:style-name="P2">Super Administrador de totes les cases</text:p>
        </text:list-item>
        <text:list-item>
          <text:p text:style-name="P2">Administrador d'una casa</text:p>
        </text:list-item>
        <text:list-item>
          <text:p text:style-name="P2">Monitor</text:p>
        </text:list-item>
      </text:list>
      <text:p text:style-name="P1"/>
      <text:p text:style-name="P1">El superadministrador està donat d'alta a la taula d'Administrador i té per titulació super. Quan aquesta es loguegi li apareixerà una finestra de tipus MDI <text:span text:style-name="T2">amb un menú que dirà Administradors, Monitors i Activitats cases. A l'opció d'Administradors podrà donar-los d'alta i modificar-los. A l'opció de Monitors, podrà donar-los d'alta i de baixa. <text:s/>A l'opció d'Activitats cases podrà donar d'alta l'actiitat de les diferetnes cases i el nivell de la qualitat. Cadascuna de les accions farà aparèixer una finestra maximitzada i ancorada a la finestra principal. </text:span></text:p>
      <text:p text:style-name="P1"/>
      <text:p text:style-name="P3">L'administrador d'una casa quan es loguegi li <text:span text:style-name="T1">apareixerà una finestra de tipus MDI </text:span>amb un menú que dirà Nens, Inscripcions. A l'opció de Nens podrà donar-los d'alta i modificar-los dades. A l'opció d'Inscripcions, podrà donar-les d'alta i modificar-les. Cadascuna de les accions farà aparèixer una finestra maximitzada i ancorada a la finestra principal. </text:p>
      <text:p text:style-name="P3"/>
      <text:p text:style-name="P3">Per últim a l'opció de Monitors, aquest només li apareixerà una finestra on podrà enregistrar les seves accions mantingudes en Monitor_tasques_tandes per mitjà d'un DatagridView.</text:p>
      <text:p text:style-name="P3"/>
      <text:p text:style-name="P3">Com s'ha dit a dalt, hi hauran taules que no es mantindran i que contindran les dades ja fixades: Activitat, Cases, Comarca, Població, Tanda, Tas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0:48:00.625549000</meta:creation-date>
    <dc:date>2017-03-14T11:17:02.153792000</dc:date>
    <meta:editing-duration>PT13M41S</meta:editing-duration>
    <meta:editing-cycles>1</meta:editing-cycles>
    <meta:document-statistic meta:table-count="0" meta:image-count="0" meta:object-count="0" meta:page-count="1" meta:paragraph-count="12" meta:word-count="338" meta:character-count="2088" meta:non-whitespace-character-count="1761"/>
    <meta:generator>LibreOffice/4.3.1.2$MacOSX_X86_64 LibreOffice_project/958349dc3b25111dbca392fbc281a05559ef6848</meta:generator>
  </office:meta>
</office:document-meta>
</file>